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423F27F42F12FC9E.png" manifest:media-type="image/png"/>
  <manifest:file-entry manifest:full-path="Pictures/1000000100000780000004389D3786D1D51263B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Image1" text:anchor-type="char" svg:width="6.6929in" svg:height="3.7646in" draw:z-index="0"><draw:image xlink:href="Pictures/1000000100000780000004389D3786D1D51263B8.png" xlink:type="simple" xlink:show="embed" xlink:actuate="onLoad" draw:mime-type="image/png"/></draw:frame></text:p>
      <text:p text:style-name="Standard"><draw:frame draw:style-name="fr1" draw:name="Image2" text:anchor-type="char" svg:width="6.6929in" svg:height="3.7646in" draw:z-index="1"><draw:image xlink:href="Pictures/100000010000078000000438423F27F42F12FC9E.png" xlink:type="simple" xlink:show="embed" xlink:actuate="onLoad" draw:mime-type="image/png"/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5T22:27:28.289524855</meta:creation-date>
    <dc:date>2023-12-15T22:30:58.423860785</dc:date>
    <meta:editing-duration>PT58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